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list-style-name="L1">
      <style:paragraph-properties fo:text-align="start" style:justify-single-word="false"/>
      <style:text-properties style:text-underline-style="none"/>
    </style:style>
    <style:style style:name="P4" style:family="paragraph" style:parent-style-name="Standard" style:list-style-name="L1">
      <style:paragraph-properties fo:text-align="start" style:justify-single-word="false"/>
      <style:text-properties fo:font-style="italic" style:text-underline-style="non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text:p>
      <text:p text:style-name="P1"/>
      <text:p text:style-name="P2">Welcome to BrightRebel, the company that aims to produce and maintain the best products and services for its clients, consumers and audience.</text:p>
      <text:p text:style-name="P2"/>
      <text:p text:style-name="P2">Our code strictly bides to loyalty, ethics, morality and satisfaction from our day to day lives and to our interaction in the Market. This is personified in all sectors of our company, of where expertise and professionalism is in all aspects of our work and team members.</text:p>
      <text:p text:style-name="P2"/>
      <text:p text:style-name="P2">We are based in the beautiful city of Cape Town in South Africa, which is growing day by day. Our motivational premise is to create an environment for everyone to enjoy and feel proudly apart of.</text:p>
      <text:p text:style-name="P2"/>
      <text:p text:style-name="P2">Thank you for your support.</text:p>
      <text:p text:style-name="P2"/>
      <text:p text:style-name="P2">'Step out the bubble'</text:p>
      <text:p text:style-name="P2"/>
      <text:list xml:id="list1299350079477047136" text:style-name="L1">
        <text:list-item>
          <text:p text:style-name="P3">CEO and Founder of BrightRebel</text:p>
          <text:p text:style-name="P4">Alexander Ha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Hanes</meta:initial-creator>
    <meta:creation-date>2015-01-06T16:37:43</meta:creation-date>
    <meta:document-statistic meta:table-count="0" meta:image-count="0" meta:object-count="0" meta:page-count="1" meta:paragraph-count="8" meta:word-count="124" meta:character-count="707"/>
    <dc:date>2015-01-06T16:53:21</dc:date>
    <dc:creator>Alex Hanes</dc:creator>
    <meta:editing-duration>PT18S</meta:editing-duration>
    <meta:editing-cycles>1</meta:editing-cycles>
    <meta:generator>OpenOffice/4.0.0$Unix OpenOffice.org_project/400m3$Build-9702</meta:generator>
  </office:meta>
</office:document-meta>
</file>